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∣" close="〉">
        <mrow>
          <mo stretchy="false">ε</mo>
          <mo stretchy="false">η</mo>
        </mrow>
      </mfenced>
      <mrow>
        <mi/>
        <mo stretchy="false">≡</mo>
        <mi/>
      </mrow>
      <mfenced open="∣" close="〉">
        <mrow>
          <msup>
            <mo stretchy="false">ε</mo>
            <mrow>
              <mrow>
                <mo stretchy="false">(</mo>
                <mrow>
                  <mn>1</mn>
                </mrow>
                <mo stretchy="false">)</mo>
              </mrow>
            </mrow>
          </msup>
        </mrow>
      </mfenced>
      <mi/>
      <mfenced open="∣" close="〉">
        <mrow>
          <msup>
            <mo stretchy="false">η</mo>
            <mrow>
              <mrow>
                <mo stretchy="false">(</mo>
                <mrow>
                  <mn>2</mn>
                </mrow>
                <mo stretchy="false">)</mo>
              </mrow>
            </mrow>
          </msup>
        </mrow>
      </mfenced>
      <mrow>
        <mi/>
        <mo stretchy="false">=</mo>
        <mi/>
      </mrow>
      <mfenced open="∣" close="〉">
        <mrow>
          <msup>
            <mo stretchy="false">η</mo>
            <mrow>
              <mrow>
                <mo stretchy="false">(</mo>
                <mrow>
                  <mn>2</mn>
                </mrow>
                <mo stretchy="false">)</mo>
              </mrow>
            </mrow>
          </msup>
        </mrow>
      </mfenced>
      <mi/>
      <mfenced open="∣" close="〉">
        <mrow>
          <msup>
            <mo stretchy="false">ε</mo>
            <mrow>
              <mrow>
                <mo stretchy="false">(</mo>
                <mrow>
                  <mn>1</mn>
                </mrow>
                <mo stretchy="false">)</mo>
              </mrow>
            </mrow>
          </msup>
        </mrow>
      </mfenced>
    </mrow>
    <annotation encoding="StarMath 5.0">left lline
 %ivarepsilon %ieta 
right rangle ~equiv~ 
left lline
 %ivarepsilon ^{(1)} 
right rangle
` 
left lline
 %ieta ^{(2)} 
right rangle ~=~ 
left lline
 %ieta ^{(2)} 
right rangle
` 
left lline
 %ivarepsilon ^{(1)} 
right rangle 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4T20:34:30.320000000</meta:creation-date>
    <meta:generator>LibreOffice/4.1.4.2$Windows_x86 LibreOffice_project/0a0440ccc0227ad9829de5f46be37cfb6edcf72</meta:generator>
  </office:meta>
</office:document-meta>
</file>